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.INTRODUCTION</text:p>
      <text:p text:style-name="Normal"><text:s text:c="15"/>1.1Infographic introduction<text:s/></text:p>
      <text:p text:style-name="Normal"><text:s text:c="17"/>Start with a quick summary<text:s/>of what the infographic, it matters<text:s/>and anything else<text:s/>your audience should know before reading.</text:p>
      <text:p text:style-name="Normal"><text:s text:c="7"/><text:s text:c="5"/><text:s/><text:s/>1.2Purpose</text:p>
      <text:p text:style-name="Normal"><text:s text:c="18"/>Help people<text:s/>understand complex concept.</text:p>
      <text:p text:style-name="P2">2.DEFINITION OF INFOGRAPHIC<text:s/></text:p>
      <text:p text:style-name="Normal"><text:span text:style-name="T3"><text:s text:c="13"/></text:span><text:s text:c="3"/>2.1Develope a info graphic</text:p>
      <text:p text:style-name="Normal"><text:s text:c="20"/>Set a goal, plan a concept<text:s/></text:p>
      <text:p text:style-name="Normal"><text:s text:c="16"/>2.2what is info graphic meaning?</text:p>
      <text:p text:style-name="Normal"><text:s text:c="22"/>A representation of<text:s/>information in a graphic<text:s/>format<text:s/>designed<text:s/>to make<text:s/>the data easily<text:s/>understandable as a glance.</text:p>
      <text:p text:style-name="Normal"><text:span text:style-name="T4">3.RESULT</text:span></text:p>
      <text:p text:style-name="Normal"><text:s text:c="10"/><text:s text:c="6"/>By using visual aids<text:s/>such at chart graph diagram.</text:p>
      <text:p text:style-name="P5">4.ADVANTAGE AND DISADVANTAGE</text:p>
      <text:p text:style-name="Normal"><text:span text:style-name="T6"><text:s text:c="16"/></text:span><text:span text:style-name="T7"><text:s text:c="2"/></text:span>Communicate complex<text:s/>information quickly and easily</text:p>
      <text:p text:style-name="P8">5.APPLICATION INFO GRAPHIC<text:s/></text:p>
      <text:p text:style-name="Normal"><text:span text:style-name="T9"><text:s text:c="17"/></text:span>Collect data<text:s/>for your info graphic</text:p>
      <text:p text:style-name="P10">6.CONCLUSION</text:p>
      <text:p text:style-name="Normal"><text:s text:c="4"/><text:s text:c="12"/><text:s/>End the info graphic<text:s/>with a conclusion</text:p>
      <text:p text:style-name="P11">7.WHO CREATE INFOGRAPHIC</text:p>
      <text:p text:style-name="Normal"><text:s text:c="17"/>William<text:s/>playfair</text:p>
      <text:p text:style-name="P12">8.TYPES OF INFOGRAPHIC</text:p>
      <text:p text:style-name="Normal"><text:s text:c="17"/>1.Statistical, informational,<text:s/>proces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rakalyab745@gmail.com</meta:initial-creator>
    <dc:creator>prakalyab745@gmail.com</dc:creator>
    <meta:creation-date>2023-10-14T06:13:00Z</meta:creation-date>
    <dc:date>2023-10-14T06:13:00Z</dc:date>
    <meta:template xlink:href="Normal.dotm" xlink:type="simple"/>
    <meta:editing-cycles>55</meta:editing-cycles>
    <meta:editing-duration>PT1320S</meta:editing-duration>
    <meta:document-statistic meta:page-count="1" meta:paragraph-count="2" meta:word-count="156" meta:character-count="1045" meta:row-count="7" meta:non-whitespace-character-count="891"/>
  </office:meta>
</office:document-meta>
</file>